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center" style:justify-single-word="false"/>
      <style:text-properties fo:font-variant="normal" fo:text-transform="none" fo:color="#000000" style:text-line-through-style="none" style:text-line-through-type="none" style:font-name="Nunito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2" style:family="paragraph" style:parent-style-name="Text_20_body" style:list-style-name="L3"/>
    <style:style style:name="P3" style:family="paragraph" style:parent-style-name="Text_20_body">
      <style:paragraph-properties fo:margin-top="0cm" fo:margin-bottom="0cm" loext:contextual-spacing="false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P5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text:bookmark text:name="docs-internal-guid-a9ed5a22-7fff-30ec-185a-5e34f0e6b5d7"/>Niveles y tipos de permisos para archivos</text:p>
      <text:p text:style-name="P3"/>
      <text:p text:style-name="P3"/>
      <text:p text:style-name="P3"/>
      <text:p text:style-name="P3"/>
      <text:p text:style-name="P3"/>
      <text:p text:style-name="P3"/>
      <text:list xml:id="list770449160" text:style-name="L1">
        <text:list-item>
          <text:p text:style-name="P4">- <text:span text:style-name="T1">permiso</text:span> de lectura. Un <text:span text:style-name="T1">archivo</text:span> debe poderse leer si se quiere examinar o copiar.</text:p>
        </text:list-item>
      </text:list>
      <text:p text:style-name="P3"/>
      <text:p text:style-name="P3"/>
      <text:p text:style-name="P3"/>
      <text:list xml:id="list4044168314" text:style-name="L2">
        <text:list-item>
          <text:p text:style-name="P5">- <text:span text:style-name="T1">permiso</text:span> de escritura. Un <text:span text:style-name="T1">archivo</text:span> debe poder escribirse si desea modificarlo, eliminarlo o renombrarlo. ... </text:p>
        </text:list-item>
      </text:list>
      <text:p text:style-name="P3"/>
      <text:p text:style-name="P3"/>
      <text:p text:style-name="P3"/>
      <text:p text:style-name="P3"/>
      <text:list xml:id="list3447548497" text:style-name="L3">
        <text:list-item>
          <text:p text:style-name="P2">- <text:span text:style-name="T1">permiso</text:span> de ejecución. Un <text:span text:style-name="T2">archivo</text:span> con permisos ejecutables es aquel que el usuario. puede procesar, como por ejemplo un programa. Un directorio debe ser ejecutable si quiere tener acceso a cualquiera de sus subdirectorios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unito" svg:font-family="Nunit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9T21:46:53.552376672</meta:creation-date>
    <dc:date>2021-03-29T21:49:41.087637640</dc:date>
    <meta:editing-duration>PT2M50S</meta:editing-duration>
    <meta:editing-cycles>1</meta:editing-cycles>
    <meta:document-statistic meta:table-count="0" meta:image-count="0" meta:object-count="0" meta:page-count="1" meta:paragraph-count="4" meta:word-count="76" meta:character-count="459" meta:non-whitespace-character-count="388"/>
    <meta:generator>LibreOffice/6.1.5.2$Linux_x86 LibreOffice_project/10$Build-2</meta:generator>
  </office:meta>
</office:document-meta>
</file>